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enter rock or paper or scissor r</text:p>
      <text:p text:style-name="Standard">computer wi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2:44:29.318140271</meta:creation-date>
    <dc:date>2018-10-04T12:44:42.927471999</dc:date>
    <meta:editing-duration>PT14S</meta:editing-duration>
    <meta:editing-cycles>1</meta:editing-cycles>
    <meta:document-statistic meta:table-count="0" meta:image-count="0" meta:object-count="0" meta:page-count="1" meta:paragraph-count="2" meta:word-count="9" meta:character-count="46" meta:non-whitespace-character-count="38"/>
    <meta:generator>LibreOffice/6.0.3.2$Linux_X86_64 LibreOffice_project/00m0$Build-2</meta:generator>
  </office:meta>
</office:document-meta>
</file>